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draw:style-name="gr2" draw:text-style-name="P1" svg:width="1.9539in" svg:height="1.0122in" svg:x="8.2657in" svg:y="3.2823in" draw:caption-point-x="-0.2402in" draw:caption-point-y="0.5945in">
              <dc:date>2013-06-10T00:00:00</dc:date>
              <text:p text:style-name="P1"><text:span text:style-name="T1">Bilateral filtering links</text:span></text:p>
              <text:p text:style-name="P1"><text:span text:style-name="T1">BF argument details</text:span></text:p>
              <text:p text:style-name="P1"><text:span text:style-name="T1">BF example</text:span></text:p>
              <text:p text:style-name="P1"><text:span text:style-name="T1"/></text:p>
              <text:p text:style-name="P1"><text:span text:style-name="T1">GF noise image</text:span></text:p>
              <text:p text:style-name="P1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draw:style-name="gr1" draw:text-style-name="P1" svg:width="1.1413in" svg:height="0.3902in" svg:x="8.2657in" svg:y="3.4504in" draw:caption-point-x="-0.2402in" draw:caption-point-y="0.5945in">
              <dc:date>2013-06-11T00:00:00</dc:date>
              <text:p text:style-name="P1"><text:span text:style-name="T1">Double gradients</text:span></text:p>
              <text:p text:style-name="P1"><text:span text:style-name="T1">Sharpening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22:46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2T22:47:20</dc:date>
    <dc:creator>abidrahmank </dc:creator>
    <meta:generator>LibreOffice/3.6$Linux_X86_64 LibreOffice_project/360m1$Build-2</meta:generator>
    <meta:editing-duration>PT19H49M41S</meta:editing-duration>
    <meta:editing-cycles>27</meta:editing-cycles>
    <meta:document-statistic meta:table-count="1" meta:cell-count="80" meta:object-count="0"/>
  </office:meta>
</office:document-meta>
</file>